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Standard" style:list-style-name="L6">
      <style:text-properties style:font-name="Courier New" fo:font-size="10pt" style:font-size-asian="10pt" style:font-size-complex="10pt"/>
    </style:style>
    <style:style style:name="P3" style:family="paragraph" style:parent-style-name="Standard" style:list-style-name="L5"/>
    <style:style style:name="P4" style:family="paragraph" style:parent-style-name="Standard" style:list-style-name="L6"/>
    <style:style style:name="P5" style:family="paragraph" style:parent-style-name="Standard">
      <style:paragraph-properties fo:margin-top="0cm" fo:margin-bottom="0cm"/>
    </style:style>
    <style:style style:name="P6" style:family="paragraph" style:parent-style-name="Standard">
      <style:paragraph-properties fo:margin-top="0cm" fo:margin-bottom="0cm" fo:line-height="115%" fo:text-align="start" style:justify-single-word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>
      <style:text-properties style:font-name="Courier New" fo:font-size="10pt" style:font-size-asian="10pt" style:font-size-complex="10pt"/>
    </style:style>
    <style:style style:name="P11" style:family="paragraph" style:parent-style-name="Text_20_body" style:list-style-name="L7">
      <style:text-properties style:font-name="Courier New" fo:font-size="10pt" style:font-size-asian="10pt" style:font-size-complex="10pt"/>
    </style:style>
    <style:style style:name="P12" style:family="paragraph" style:parent-style-name="Text_20_body" style:list-style-name="L8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13" style:family="paragraph" style:parent-style-name="Text_20_body" style:list-style-name="L4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8">
      <style:text-properties fo:font-style="normal" style:font-style-asian="normal" style:font-style-complex="normal"/>
    </style:style>
    <style:style style:name="P17" style:family="paragraph" style:parent-style-name="Text_20_body" style:list-style-name="L9"/>
    <style:style style:name="P18" style:family="paragraph" style:parent-style-name="caption">
      <style:paragraph-properties fo:text-align="center" style:justify-single-word="false" fo:keep-with-next="always"/>
    </style:style>
    <style:style style:name="P19" style:family="paragraph" style:parent-style-name="Preformatted_20_Text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/>
    </style:style>
    <style:style style:name="T3" style:family="text">
      <style:text-properties fo:font-style="italic" style:font-style-asian="italic"/>
    </style:style>
    <style:style style:name="T4" style:family="text">
      <style:text-properties fo:color="#111111" style:font-name="Consolas" fo:font-size="9pt" style:font-size-asian="9pt" style:font-size-complex="9pt"/>
    </style:style>
    <style:style style:name="T5" style:family="text">
      <style:text-properties fo:color="#111111" style:font-name="Consolas" fo:font-size="9pt" fo:font-style="italic" style:font-size-asian="9pt" style:font-style-asian="italic" style:font-size-complex="9pt"/>
    </style:style>
    <style:style style:name="T6" style:family="text">
      <style:text-properties style:font-name="Courier New"/>
    </style:style>
    <style:style style:name="T7" style:family="text">
      <style:text-properties style:font-name="Courier New" fo:font-size="10pt" style:font-size-asian="10pt" style:font-size-complex="10pt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ing PorisToolkitWebEditor</text:h>
      <text:p text:style-name="Text_20_body">The PORIS Toolkit Web Editor is a web application that allows the user to edit multiple PORIS Models. <text:s/>It can also generate automatically the XML files that the Poris Player can parse, and GraphML files to illustrate them.</text:p>
      <text:p text:style-name="Heading_20_2">Requisitos</text:p>
      <text:p text:style-name="Text_20_body">PorisToolkit tiene los mismos requisitos de instalación que Hobo 1.0.2 y Ruby on Rails 2.3.14. <text:s/>Además, debe existir un comando sqlite3 en su sistema, y deben añadirse las gem sqlite3 y sqlite3-ruby.</text:p>
      <text:list xml:id="list32457255" text:style-name="L1">
        <text:list-item>
          <text:p text:style-name="P7">Ruby 1.8.7</text:p>
        </text:list-item>
        <text:list-item>
          <text:p text:style-name="P7">RubyGems 1.8.x</text:p>
        </text:list-item>
        <text:list-item>
          <text:p text:style-name="P7">SQLite3</text:p>
        </text:list-item>
        <text:list-item>
          <text:p text:style-name="P7">Rails 2.3.14, con sus dependencias.</text:p>
        </text:list-item>
        <text:list-item>
          <text:p text:style-name="P7">Hobo 1.0.2, con sus dependencias.</text:p>
        </text:list-item>
        <text:list-item>
          <text:p text:style-name="P7">Gem sqlite3.</text:p>
        </text:list-item>
        <text:list-item>
          <text:p text:style-name="P7">Gem sqlite3-ruby</text:p>
        </text:list-item>
      </text:list>
      <text:p text:style-name="Heading_20_2">Problemas de instalación conocidos</text:p>
      <text:p text:style-name="Text_20_body">No se ha conseguido instalar con éxito en plataformas Ubuntu. <text:s/>Se está trabajando para que la nueva versión de PorisToolkit sí funcione en dicha plataforma también.</text:p>
      <text:p text:style-name="Heading_20_2">Instalaciones comprobadas</text:p>
      <text:p text:style-name="Text_20_body">Sí se ha comprobado la instalación en las siguientes plataformas:</text:p>
      <text:list xml:id="list32454560" text:style-name="L2">
        <text:list-item>
          <text:p text:style-name="P8">Fedora 15.</text:p>
        </text:list-item>
        <text:list-item>
          <text:p text:style-name="P8">Mac OS X 10.5.x , 10.6.x, 10.7.x</text:p>
        </text:list-item>
        <text:list-item>
          <text:p text:style-name="P8">Windows XP</text:p>
        </text:list-item>
        <text:list-item>
          <text:p text:style-name="P8">Puppy Linux 5.3.</text:p>
        </text:list-item>
      </text:list>
      <text:p text:style-name="Heading_20_2"><text:bookmark-start text:name="_Toc307839014"/><text:bookmark text:name="h.dtt8qmvasg1s"/>Intérprete Ruby y Ruby GEMS<text:bookmark-end text:name="_Toc307839014"/></text:p>
      <text:p text:style-name="Text_20_body">Se debe instalar el intérprete de linux 1.8.7 (no usar 1.9..).</text:p>
      <text:p text:style-name="Text_20_body">Puede comprobar si está pre-instalado en su sistema mediante el comando:</text:p>
      <text:p text:style-name="P10">&gt; ruby -v</text:p>
      <text:p text:style-name="Text_20_body">La descarga y las instrucciones de instalación se encuentran en:</text:p>
      <text:p text:style-name="Text_20_body"><text:a xlink:type="simple" xlink:href="http://www.ruby-lang.org/en/downloads/">http://www.ruby-lang.org/en/downloads/</text:a></text:p>
      <text:p text:style-name="Text_20_body"/>
      <text:p text:style-name="Text_20_body">Las siguientes instalaciones han sido comprobadas:</text:p>
      <text:list xml:id="list32477891" text:style-name="L3">
        <text:list-item>
          <text:p text:style-name="P9">Mac OS X: 1.8.7 (2010-01-10 patchlevel 249).</text:p>
        </text:list-item>
        <text:list-item>
          <text:p text:style-name="P9">Windows XP: 1.8.7 (2010-12-23 patchlevel 330).</text:p>
        </text:list-item>
        <text:list-item>
          <text:p text:style-name="P9"><text:soft-page-break/>Fedora 15: 1.8.7 (2011-06-30 patchlevel 352).</text:p>
        </text:list-item>
        <text:list-item>
          <text:p text:style-name="P9">PuppyLinux 5.3: 1.8.7 (2008-08-11 patchlevel 72).</text:p>
        </text:list-item>
      </text:list>
      <text:p text:style-name="Text_20_body"/>
      <text:p text:style-name="Text_20_body">Una vez instalado, deberemos instalar las Rubygems.</text:p>
      <text:p text:style-name="Text_20_body">Puede comprobar si están pre-instaladas en su sistema mediante el comando:</text:p>
      <text:p text:style-name="P10">&gt; gem –v</text:p>
      <text:p text:style-name="Text_20_body">La descarga y las instrucciones de instalación se encuentran en:</text:p>
      <text:p text:style-name="Text_20_body"><text:a xlink:type="simple" xlink:href="http://www.ruby-lang.org/en/libraries/">http://www.ruby-lang.org/en/libraries/</text:a></text:p>
      <text:p text:style-name="Text_20_body"><text:a xlink:type="simple" xlink:href="http://docs.rubygems.org/read/book/1">http://docs.rubygems.org/read/book/1</text:a></text:p>
      <text:p text:style-name="Text_20_body"><text:a xlink:type="simple" xlink:href="http://rubyforge.org/frs/?group_id=126">http://rubyforge.org/frs/?group_id=126</text:a></text:p>
      <text:p text:style-name="Text_20_body"/>
      <text:p text:style-name="Text_20_body">Las siguientes instalaciones han sido comprobadas:</text:p>
      <text:list xml:id="list33566640" text:continue-numbering="true" text:style-name="L3">
        <text:list-item>
          <text:p text:style-name="P9">Mac OS X: 1.3.6.</text:p>
        </text:list-item>
        <text:list-item>
          <text:p text:style-name="P9">Windows XP: 1.4.2.</text:p>
        </text:list-item>
        <text:list-item>
          <text:p text:style-name="P9">Fedora 15: 1.8.10.</text:p>
        </text:list-item>
        <text:list-item>
          <text:p text:style-name="P9">PuppyLinux 5.3: 1.8.12</text:p>
        </text:list-item>
      </text:list>
      <text:p text:style-name="Text_20_body"/>
      <text:p text:style-name="Text_20_body">La recomendación, en todo caso es la siguiente:</text:p>
      <text:list xml:id="list32710152" text:style-name="L4">
        <text:list-item>
          <text:p text:style-name="P13">Si su plataforma tiene ruby 1.8.7 preinstalado, usar la instalación ya presente. <text:s/>También puede intentar instalar el último patchlevel disponible. <text:s/>No instalar Ruby 1.9.x, ya que hay cambios sustanciales en el lenguaje que pueden causar problemas.</text:p>
        </text:list-item>
        <text:list-item>
          <text:p text:style-name="P13">Si su sistema tiene un Rubygems &gt;1.3.6 instalado, usar la instalación ya presente. <text:s/>Se puede intentar instalar la última disponible, pero en caso de actualizarlo, es más seguro no instalar futuras 1.9 mientras no se posean datos que certifiquen su correcto funcionamiento.</text:p>
        </text:list-item>
      </text:list>
      <text:p text:style-name="Heading_20_2"><text:bookmark-start text:name="_Toc307839015"/>Instalación de SQLite<text:bookmark-end text:name="_Toc307839015"/></text:p>
      <text:p text:style-name="Standard">Podemos comprobar si está disponible mediante el comando:</text:p>
      <text:p text:style-name="Standard"/>
      <text:p text:style-name="P1">&gt; sqlite3 –version</text:p>
      <text:p text:style-name="Standard"/>
      <text:p text:style-name="Standard">El comando SQLite3 se encuentra documentado en <text:a xlink:type="simple" xlink:href="http://www.sqlite.org/">http://www.sqlite.org/</text:a>. <text:s/>SQLite3 viene preinstalado en multitud de sistemas operativos. <text:s/>Su página de descargas es <text:a xlink:type="simple" xlink:href="http://www.sqlite.org/download.html">http://www.sqlite.org/download.html</text:a>. <text:s/></text:p>
      <text:p text:style-name="Standard"/>
      <text:p text:style-name="Text_20_body">Las siguientes instalaciones han sido comprobadas:</text:p>
      <text:list xml:id="list33564885" text:continue-list="list33566640" text:style-name="L3">
        <text:list-item>
          <text:p text:style-name="P9">Mac OS X: 3.7.5.</text:p>
        </text:list-item>
        <text:list-item>
          <text:p text:style-name="P9">Windows XP: 3.7.5.</text:p>
        </text:list-item>
        <text:list-item>
          <text:p text:style-name="P9">Fedora 15: 3.7.7.1 2011-06-28 17:39:05.</text:p>
        </text:list-item>
        <text:list-item>
          <text:p text:style-name="P9">PuppyLinux 5.3: 3.7.5.</text:p>
        </text:list-item>
      </text:list>
      <text:p text:style-name="Text_20_body"/>
      <text:p text:style-name="Text_20_body"><text:soft-page-break/>La recomendación es usar la versión que su sistema traiga preinstalada. <text:s/>Si no, instalar la última versión 3.x.x.</text:p>
      <text:p text:style-name="Text_20_body"/>
      <text:p text:style-name="Heading_20_2"><text:bookmark-start text:name="_Toc307839016"/>Librerías Ruby<text:bookmark-end text:name="_Toc307839016"/> (Gems)</text:p>
      <text:p text:style-name="Standard">Han de instalarse las siguientes librerías (gems) de Ruby, junto con todas sus dependencias:</text:p>
      <text:p text:style-name="Standard"/>
      <text:list xml:id="list33212256" text:style-name="L5">
        <text:list-item>
          <text:p text:style-name="P3">hobo v1.0.2.</text:p>
        </text:list-item>
        <text:list-item>
          <text:p text:style-name="P3">rails v2.3.14.</text:p>
        </text:list-item>
        <text:list-item>
          <text:p text:style-name="P3">sqlite3</text:p>
        </text:list-item>
        <text:list-item>
          <text:p text:style-name="P3">sqlite3-ruby</text:p>
        </text:list-item>
      </text:list>
      <text:p text:style-name="Standard"/>
      <text:p text:style-name="Standard">Recomendamos seguir el siguiente procedimiento<text:note text:id="ftn0" text:note-class="footnote"><text:note-citation>1</text:note-citation><text:note-body><text:p text:style-name="Footnote">En ciertos sistemas operativos (como en Windows) el comando “sudo” no es necesario. <text:s/>En dichos sistemas no debe añadirse para evitar mensajes de error.</text:p></text:note-body></text:note>:</text:p>
      <text:p text:style-name="Standard"/>
      <text:list xml:id="list33223568" text:style-name="L6">
        <text:list-item>
          <text:p text:style-name="P4">Instalar la fuente de librerías <text:a xlink:type="simple" xlink:href="http://gems.github.com/">http://gems.github.com</text:a> para el comando 'gem' mediante la instrucción:</text:p>
          <text:list>
            <text:list-item>
              <text:p text:style-name="P2">&gt; sudo gem sources --add http://gems.github.com </text:p>
            </text:list-item>
          </text:list>
        </text:list-item>
        <text:list-item>
          <text:p text:style-name="P4">Instalar Hobo 1.0.2 con todas sus dependencias<text:note text:id="ftn1" text:note-class="footnote"><text:note-citation>2</text:note-citation><text:note-body><text:p text:style-name="Footnote">A partir de cierta versión de rubygems, el comando no necesita la opción –-include-dependencies.</text:p></text:note-body></text:note>, que incluirá rails v2.3.14 entre ellas:</text:p>
          <text:list>
            <text:list-item>
              <text:p text:style-name="P4"><text:span text:style-name="T7">&gt; sudo gem install hobo -v=1.0.2 --include-dependencies</text:span></text:p>
            </text:list-item>
          </text:list>
        </text:list-item>
        <text:list-item>
          <text:p text:style-name="P4">Instalar la gem sqlite3:</text:p>
          <text:list>
            <text:list-item>
              <text:p text:style-name="P4"><text:span text:style-name="T7">&gt; sudo gem install sqlite3 --include-dependencies</text:span></text:p>
            </text:list-item>
          </text:list>
        </text:list-item>
        <text:list-item>
          <text:p text:style-name="P4">Instalar la gem sqlite3-ruby:</text:p>
          <text:list>
            <text:list-item>
              <text:p text:style-name="P4"><text:span text:style-name="T7">&gt; sudo gem install sqlite3-ruby –include-dependencies</text:span></text:p>
            </text:list-item>
          </text:list>
        </text:list-item>
      </text:list>
      <text:p text:style-name="Standard"><text:span text:style-name="T7"/></text:p>
      <text:p text:style-name="Text_20_body">Para comprobar las versiones instaladas se pueden utilizar los siguientes comandos:</text:p>
      <text:list xml:id="list33366016" text:style-name="L7">
        <text:list-item>
          <text:p text:style-name="P11">&gt; gem list hobo</text:p>
        </text:list-item>
        <text:list-item>
          <text:p text:style-name="P14">&gt;<text:span text:style-name="T7"> gem list rails</text:span></text:p>
        </text:list-item>
        <text:list-item>
          <text:p text:style-name="P11">&gt; gem list sqlite3</text:p>
        </text:list-item>
      </text:list>
      <text:p text:style-name="Standard"><text:span text:style-name="T7"/></text:p>
      <text:p text:style-name="Text_20_body">Las siguientes instalaciones han sido comprobadas:</text:p>
      <text:list xml:id="list33581016" text:continue-list="list33564885" text:style-name="L3">
        <text:list-item>
          <text:p text:style-name="P9">Mac OS X:</text:p>
          <text:list>
            <text:list-item>
              <text:p text:style-name="P9">sqlite3 1.3.4, 1.3.3</text:p>
            </text:list-item>
            <text:list-item>
              <text:p text:style-name="P9">sqlite3-ruby 1.3.3</text:p>
            </text:list-item>
          </text:list>
        </text:list-item>
        <text:list-item>
          <text:p text:style-name="P9">Windows XP:</text:p>
          <text:list>
            <text:list-item>
              <text:p text:style-name="P9">sqlite3 1.3.3</text:p>
            </text:list-item>
            <text:list-item>
              <text:p text:style-name="P9">sqlite3-ruby 1.3.3</text:p>
            </text:list-item>
          </text:list>
        </text:list-item>
        <text:list-item>
          <text:p text:style-name="P9">Fedora 15:</text:p>
          <text:list>
            <text:list-item>
              <text:p text:style-name="P9">sqlite3 1.3.3</text:p>
            </text:list-item>
            <text:list-item>
              <text:p text:style-name="P9">sqlite3-ruby 1.3.3</text:p>
            </text:list-item>
          </text:list>
        </text:list-item>
        <text:list-item>
          <text:p text:style-name="P9">PuppyLinux 5.3:</text:p>
          <text:list>
            <text:list-item>
              <text:p text:style-name="P9"><text:soft-page-break/>sqlite3 1.3.5</text:p>
            </text:list-item>
            <text:list-item>
              <text:p text:style-name="P9">sqlite3-ruby 1.3.3</text:p>
            </text:list-item>
          </text:list>
        </text:list-item>
      </text:list>
      <text:p text:style-name="Text_20_body">A continuación mostramos el listado de gems de la instalación PuppyLinux comprobada (incluye las gems instaladas con éstos comandos y todas sus dependencias).</text:p>
      <text:p text:style-name="Text_20_body"/>
      <text:p text:style-name="Preformatted_20_Text">&gt; gem list</text:p>
      <text:p text:style-name="Preformatted_20_Text"/>
      <text:p text:style-name="Preformatted_20_Text">actionmailer (2.3.14)</text:p>
      <text:p text:style-name="Preformatted_20_Text">actionpack (2.3.14)</text:p>
      <text:p text:style-name="Preformatted_20_Text">activerecord (2.3.14)</text:p>
      <text:p text:style-name="Preformatted_20_Text">activeresource (2.3.14)</text:p>
      <text:p text:style-name="Preformatted_20_Text">activesupport (2.3.14)</text:p>
      <text:p text:style-name="Preformatted_20_Text">hobo (1.0.2)</text:p>
      <text:p text:style-name="Preformatted_20_Text">hobofields (1.0.2)</text:p>
      <text:p text:style-name="Preformatted_20_Text">hobosupport (1.0.2)</text:p>
      <text:p text:style-name="Preformatted_20_Text">rack (1.1.2)</text:p>
      <text:p text:style-name="Preformatted_20_Text">rails (2.3.14)</text:p>
      <text:p text:style-name="Preformatted_20_Text">rake (0.9.2.2)</text:p>
      <text:p text:style-name="Preformatted_20_Text">sqlite3 (1.3.3)</text:p>
      <text:p text:style-name="Preformatted_20_Text">sqlite3-ruby (1.3.3)</text:p>
      <text:p text:style-name="P19">will_paginate (2.3.16)</text:p>
      <text:p text:style-name="Heading_20_2"><text:bookmark-start text:name="_Toc307839017"/>Instalación código fuente<text:bookmark-end text:name="_Toc307839017"/></text:p>
      <text:p text:style-name="Text_20_body">PorisToolkit se distribuye como un directorio Hobo/Rails preparado para su ejecución y con unos modelos de prueba pre-cargados. <text:s/>También se suministra, en el mismo paquete, una base de datos alternativa totalmente vacía.</text:p>
      <text:list xml:id="list33504315" text:style-name="L8">
        <text:list-item>
          <text:p text:style-name="P15">Se descarga el fichero poristoolkit.tar.gz de la página de descargas <text:a xlink:type="simple" xlink:href="http://www.elporis.com/poris/downloads">http://www.elporis.com/poris/downloads</text:a>.</text:p>
        </text:list-item>
        <text:list-item>
          <text:p text:style-name="P15">Se descomprime el archivo:</text:p>
          <text:list>
            <text:list-item>
              <text:p text:style-name="P12">&gt; tar xvf poristoolkit.tar.gz</text:p>
            </text:list-item>
          </text:list>
        </text:list-item>
        <text:list-item>
          <text:p text:style-name="P15"><text:span text:style-name="T8">Si se desea utilizar la BD vacía:</text:span></text:p>
          <text:list>
            <text:list-item>
              <text:p text:style-name="P16">mv ./poristoolkit/db/production.sqlite3 ./poristoolkit/db/production_sample.sqlite3</text:p>
            </text:list-item>
            <text:list-item>
              <text:p text:style-name="P15"><text:span text:style-name="T8">mv ./poristoolkit/db/production_void.sqlite3 ./poristoolkit/db/production.sqlite3</text:span></text:p>
            </text:list-item>
          </text:list>
        </text:list-item>
      </text:list>
      <text:p text:style-name="Standard"/>
      <text:p text:style-name="Heading_20_2">Arranque de la aplicación web</text:p>
      <text:p text:style-name="Text_20_body">A continuación mostramos como arrancar la aplicación web en el puerto 3001:</text:p>
      <text:list xml:id="list33535459" text:style-name="L9">
        <text:list-item>
          <text:p text:style-name="P17">Entre en el directorio poristoolkit que contiene los fuentes.</text:p>
          <text:list>
            <text:list-item>
              <text:p text:style-name="P17">&gt; cd poristoolkit</text:p>
            </text:list-item>
          </text:list>
        </text:list-item>
        <text:list-item>
          <text:p text:style-name="P17">Arranque el servidor con el siguiente comando:</text:p>
          <text:list>
            <text:list-item>
              <text:p text:style-name="P17">ruby script/server -p 3001 -e production</text:p>
            </text:list-item>
          </text:list>
        </text:list-item>
        <text:list-item>
          <text:p text:style-name="P17">Abra un navegador en la página <text:a xlink:type="simple" xlink:href="http://localhost:3001/">http://localhost:3001</text:a> y entre con el usuario admin y password admin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Text_20_body" style:class="text">
      <style:paragraph-properties fo:margin-left="1.27cm" fo:margin-right="0cm" fo:margin-top="0.212cm" fo:margin-bottom="0.423cm" fo:text-align="start" style:justify-single-word="false" fo:text-indent="-1.27cm" style:auto-text-indent="false" fo:keep-with-next="always"/>
      <style:text-properties fo:font-size="14pt" fo:font-weight="bold" style:font-size-asian="14pt" style:font-weight-asian="bold"/>
    </style:style>
    <style:style style:name="caption" style:family="paragraph" style:parent-style-name="Standard" style:default-outline-level="">
      <style:paragraph-properties fo:margin-top="0.212cm" fo:margin-bottom="0.212cm"/>
      <style:text-properties fo:font-weight="bold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apple-style-span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xinto Vaz Cedillo</meta:initial-creator>
    <meta:creation-date>2011-12-07T12:22:55.36</meta:creation-date>
    <dc:date>2011-12-07T13:45:22.60</dc:date>
    <dc:creator>Txinto Vaz Cedillo</dc:creator>
    <meta:editing-duration>PT11M20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4" meta:paragraph-count="120" meta:word-count="868" meta:character-count="5718"/>
  </office:meta>
</office:document-meta>
</file>